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34000001E00000010E7E5C39CAF15B87CC.gif" manifest:media-type="image/gif"/>
  <manifest:file-entry manifest:full-path="Pictures/1000010D000001E00000010E9076659F0CAFA491.gif" manifest:media-type="image/gif"/>
  <manifest:file-entry manifest:full-path="Pictures/100002C5000001E00000010E38919C9DD2B0E6EA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12pt"/>
    </style: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5.4cm" svg:height="14.287cm" svg:x="0cm" svg:y="0.031cm">
          <draw:image xlink:href="Pictures/100002C5000001E00000010E38919C9DD2B0E6EA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1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5.343cm" svg:height="14.255cm" svg:x="0.001cm" svg:y="-0.031cm">
          <draw:image xlink:href="Pictures/1000010D000001E00000010E9076659F0CAFA491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1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5.288cm" svg:height="14.224cm" svg:x="0.001cm" svg:y="0cm">
          <draw:image xlink:href="Pictures/10000534000001E00000010E7E5C39CAF15B87CC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1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5cm" fo:margin-bottom="0cm" fo:line-height="100%" fo:text-align="start" fo:text-indent="0cm" style:punctuation-wrap="hanging" style:line-break="strict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1pt" fo:font-style="normal" fo:text-shadow="none" style:text-underline-style="none" fo:font-weight="normal" style:font-name-asian="Arial1" style:font-family-asian="Arial" style:font-family-generic-asian="swiss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Arial1" fo:font-family="Arial" style:font-family-generic="swiss" style:font-pitch="variable" fo:font-size="31pt" fo:font-style="normal" fo:text-shadow="none" style:text-underline-style="none" fo:font-weight="bold" fo:background-color="transparent" style:font-name-asian="Arial1" style:font-family-asian="Arial" style:font-family-generic-asian="swiss" style:font-pitch-asian="variable" style:font-size-asian="31pt" style:font-style-asian="normal" style:font-weight-asian="bold" style:font-name-complex="Arial1" style:font-family-complex="Arial" style:font-family-generic-complex="swiss" style:font-pitch-complex="variable" style:font-size-complex="3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27cm" fo:margin-right="0cm" fo:margin-top="0.185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1pt" fo:font-style="normal" fo:text-shadow="none" style:text-underline-style="none" fo:font-weight="normal" style:font-name-asian="Arial1" style:font-family-asian="Arial" style:font-family-generic-asian="swiss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747cm" fo:margin-right="0cm" fo:margin-top="0.158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332cm"/>
          <style:tab-stop style:position="4.872cm"/>
          <style:tab-stop style:position="7.412cm"/>
          <style:tab-stop style:position="9.952cm"/>
          <style:tab-stop style:position="12.492cm"/>
          <style:tab-stop style:position="15.032cm"/>
          <style:tab-stop style:position="17.572cm"/>
          <style:tab-stop style:position="20.112cm"/>
          <style:tab-stop style:position="22.652cm"/>
          <style:tab-stop style:position="25.19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563cm" fo:margin-right="0cm" fo:margin-top="0.158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563cm" fo:margin-right="0cm" fo:margin-top="0.158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563cm" fo:margin-right="0cm" fo:margin-top="0.158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563cm" fo:margin-right="0cm" fo:margin-top="0.158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563cm" fo:margin-right="0cm" fo:margin-top="0.158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cc00" draw:textarea-horizontal-align="justify" draw:textarea-vertical-align="top" draw:auto-grow-height="false" draw:auto-grow-width="false" fo:min-height="6.303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cc00" draw:textarea-horizontal-align="justify" draw:textarea-vertical-align="bottom" draw:auto-grow-height="false" draw:auto-grow-width="false" fo:min-height="5.668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33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Arial1" fo:font-family="Arial" style:font-family-generic="swiss" style:font-pitch="variable" fo:font-size="41pt" fo:font-style="normal" fo:text-shadow="none" style:text-underline-style="none" fo:font-weight="bold" style:letter-kerning="true" fo:background-color="transparent" style:font-name-asian="Arial1" style:font-family-asian="Arial" style:font-family-generic-asian="swiss" style:font-pitch-asian="variable" style:font-size-asian="41pt" style:font-style-asian="normal" style:font-weight-asian="bold" style:font-name-complex="Arial1" style:font-family-complex="Arial" style:font-family-generic-complex="swiss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85cm" fo:margin-bottom="0cm" fo:line-height="100%" fo:text-align="start" fo:text-indent="0cm" style:punctuation-wrap="hanging" style:line-break="strict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1pt" fo:font-style="normal" fo:text-shadow="none" style:text-underline-style="none" fo:font-weight="normal" style:font-name-asian="Arial1" style:font-family-asian="Arial" style:font-family-generic-asian="swiss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33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Arial1" fo:font-family="Arial" style:font-family-generic="swiss" style:font-pitch="variable" fo:font-size="31pt" fo:font-style="normal" fo:text-shadow="none" style:text-underline-style="none" fo:font-weight="bold" style:letter-kerning="true" fo:background-color="transparent" style:font-name-asian="Arial1" style:font-family-asian="Arial" style:font-family-generic-asian="swiss" style:font-pitch-asian="variable" style:font-size-asian="31pt" style:font-style-asian="normal" style:font-weight-asian="bold" style:font-name-complex="Arial1" style:font-family-complex="Arial" style:font-family-generic-complex="swiss" style:font-pitch-complex="variable" style:font-size-complex="31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1pt" fo:font-style="normal" fo:text-shadow="none" style:text-underline-style="none" fo:font-weight="normal" style:font-name-asian="Arial1" style:font-family-asian="Arial" style:font-family-generic-asian="swiss" style:font-pitch-asian="variable" style:font-size-asian="21pt" style:font-style-asian="normal" style:font-weight-asian="normal" style:font-name-complex="Arial1" style:font-family-complex="Arial" style:font-family-generic-complex="swiss" style:font-pitch-complex="variable" style:font-size-complex="21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33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Arial1" fo:font-family="Arial" style:font-family-generic="swiss" style:font-pitch="variable" fo:font-size="31pt" fo:font-style="normal" fo:text-shadow="none" style:text-underline-style="none" fo:font-weight="bold" style:letter-kerning="true" fo:background-color="transparent" style:font-name-asian="Arial1" style:font-family-asian="Arial" style:font-family-generic-asian="swiss" style:font-pitch-asian="variable" style:font-size-asian="31pt" style:font-style-asian="normal" style:font-weight-asian="bold" style:font-name-complex="Arial1" style:font-family-complex="Arial" style:font-family-generic-complex="swiss" style:font-pitch-complex="variable" style:font-size-complex="31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gr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330066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669999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d8d8ec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587cm" fo:min-width="24.9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solid" draw:fill-color="#330066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669999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cccc00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330066" draw:textarea-horizontal-align="left" draw:textarea-vertical-align="middle" draw:auto-grow-height="false" fo:min-height="0.14cm" fo:min-width="0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669999" draw:textarea-horizontal-align="left" draw:textarea-vertical-align="middle" draw:auto-grow-height="false" fo:min-height="0.14cm" fo:min-width="0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cccc00" draw:textarea-horizontal-align="left" draw:textarea-vertical-align="middle" draw:auto-grow-height="false" fo:min-height="0.14cm" fo:min-width="0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669999" draw:textarea-horizontal-align="left" draw:textarea-vertical-align="middle" draw:auto-grow-height="false" fo:min-height="0.141cm" fo:min-width="0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solid" draw:fill-color="#cccc00" draw:textarea-horizontal-align="left" draw:textarea-vertical-align="middle" draw:auto-grow-height="false" fo:min-height="0.1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solid" draw:fill-color="#d8d8ec" draw:textarea-horizontal-align="left" draw:textarea-vertical-align="middle" draw:auto-grow-height="false" fo:min-height="0.141cm" fo:min-width="0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solid" draw:fill-color="#d8d8ec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1" style:family="graphic" style:parent-style-name="standard">
      <style:graphic-properties draw:stroke="none" draw:fill="solid" draw:fill-color="#330066" draw:textarea-horizontal-align="justify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22" style:family="graphic" style:parent-style-name="standard">
      <style:graphic-properties draw:stroke="none" draw:fill="solid" draw:fill-color="#669999" draw:textarea-horizontal-align="justify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solid" draw:fill-color="#cccc00" draw:textarea-horizontal-align="justify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330066" draw:textarea-horizontal-align="justify" draw:textarea-vertical-align="middle" draw:auto-grow-height="false" fo:min-height="0.14cm" fo:min-width="0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669999" draw:textarea-horizontal-align="justify" draw:textarea-vertical-align="middle" draw:auto-grow-height="false" fo:min-height="0.14cm" fo:min-width="0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solid" draw:fill-color="#cccc00" draw:textarea-horizontal-align="justify" draw:textarea-vertical-align="middle" draw:auto-grow-height="false" fo:min-height="0.14cm" fo:min-width="0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669999" draw:textarea-horizontal-align="justify" draw:textarea-vertical-align="middle" draw:auto-grow-height="false" fo:min-height="0.141cm" fo:min-width="0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cccc00" draw:textarea-horizontal-align="justify" draw:textarea-vertical-align="middle" draw:auto-grow-height="false" fo:min-height="0.141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solid" draw:fill-color="#d8d8ec" draw:textarea-horizontal-align="justify" draw:textarea-vertical-align="middle" draw:auto-grow-height="false" fo:min-height="0.141cm" fo:min-width="0cm" fo:padding-top="0.13cm" fo:padding-bottom="0.13cm" fo:padding-left="0.25cm" fo:padding-right="0.25cm" fo:wrap-option="no-wrap" draw:shadow-color="#808080"/>
    </style:style>
    <style:style style:name="Mgr30" style:family="graphic" style:parent-style-name="standard">
      <style:graphic-properties draw:stroke="none" draw:fill="solid" draw:fill-color="#d8d8ec" draw:textarea-horizontal-align="justify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31" style:family="graphic" style:parent-style-name="standard">
      <style:graphic-properties draw:stroke="none" draw:fill="solid" draw:fill-color="#330066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32" style:family="graphic" style:parent-style-name="standard">
      <style:graphic-properties draw:stroke="none" draw:fill="solid" draw:fill-color="#669999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33" style:family="graphic" style:parent-style-name="standard">
      <style:graphic-properties draw:stroke="none" draw:fill="solid" draw:fill-color="#cccc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34" style:family="graphic" style:parent-style-name="standard">
      <style:graphic-properties draw:stroke="none" draw:fill="solid" draw:fill-color="#d8d8ec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3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4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5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6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330066"/>
      <style:paragraph-properties style:writing-mode="lr-tb" style:font-independent-line-spacing="true"/>
    </style:style>
    <style:style style:name="MP8" style:family="paragraph">
      <loext:graphic-properties draw:fill="solid" draw:fill-color="#669999"/>
      <style:paragraph-properties style:writing-mode="lr-tb" style:font-independent-line-spacing="true"/>
    </style:style>
    <style:style style:name="MP9" style:family="paragraph">
      <loext:graphic-properties draw:fill="solid" draw:fill-color="#cccc00"/>
      <style:paragraph-properties style:writing-mode="lr-tb" style:font-independent-line-spacing="true"/>
    </style:style>
    <style:style style:name="MP10" style:family="paragraph">
      <loext:graphic-properties draw:fill="solid" draw:fill-color="#d8d8ec"/>
      <style:paragraph-properties style:writing-mode="lr-tb" style:font-independent-line-spacing="true"/>
    </style:style>
    <style:style style:name="MP11" style:family="paragraph">
      <style:paragraph-properties fo:margin-left="0cm" fo:margin-right="0cm" fo:text-indent="0cm" style:writing-mode="lr-tb"/>
      <style:text-properties fo:color="#ffffff"/>
    </style:style>
    <style:style style:name="MP1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color="#ffffff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4" style:family="paragraph">
      <loext:graphic-properties draw:fill="solid" draw:fill-color="#330066"/>
      <style:paragraph-properties fo:margin-left="0cm" fo:margin-right="0cm" fo:text-indent="0cm" style:writing-mode="lr-tb" style:font-independent-line-spacing="true"/>
    </style:style>
    <style:style style:name="MP15" style:family="paragraph">
      <loext:graphic-properties draw:fill="solid" draw:fill-color="#669999"/>
      <style:paragraph-properties fo:margin-left="0cm" fo:margin-right="0cm" fo:text-indent="0cm" style:writing-mode="lr-tb" style:font-independent-line-spacing="true"/>
    </style:style>
    <style:style style:name="MP16" style:family="paragraph">
      <loext:graphic-properties draw:fill="solid" draw:fill-color="#cccc00"/>
      <style:paragraph-properties fo:margin-left="0cm" fo:margin-right="0cm" fo:text-indent="0cm" style:writing-mode="lr-tb" style:font-independent-line-spacing="true"/>
    </style:style>
    <style:style style:name="MP17" style:family="paragraph">
      <loext:graphic-properties draw:fill="solid" draw:fill-color="#d8d8ec"/>
      <style:paragraph-properties fo:margin-left="0cm" fo:margin-right="0cm" fo:text-indent="0cm" style:writing-mode="lr-tb" style:font-independent-line-spacing="true"/>
    </style:style>
    <style:style style:name="MP18" style:family="paragraph">
      <style:paragraph-properties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0" style:family="paragraph"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ff" fo:font-size="10pt" fo:language="en" fo:country="US" style:font-size-asian="10pt" style:language-asian="en" style:country-asian="US" style:font-size-complex="10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47cm" svg:height="25.82cm" svg:x="0cm" svg:y="0cm">
        <text:p/>
      </draw:rect>
      <draw:frame draw:style-name="Mgr2" draw:text-style-name="MP3" draw:layer="backgroundobjects" svg:width="8.44cm" svg:height="1.292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44cm" svg:height="1.292cm" svg:x="11.02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44cm" svg:height="1.292cm" svg:x="0cm" svg:y="24.527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44cm" svg:height="1.292cm" svg:x="11.029cm" svg:y="24.527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</style:handout-master>
    <style:master-page style:name="Default" style:page-layout-name="PM1" draw:style-name="Mdp1">
      <draw:line draw:style-name="Mgr4" draw:text-style-name="MP6" draw:layer="backgroundobjects" svg:x1="22.013cm" svg:y1="0.423cm" svg:x2="22.013cm" svg:y2="3.175cm">
        <text:p/>
      </draw:line>
      <draw:frame presentation:style-name="Default-title" draw:layer="backgroundobjects" svg:width="21.59cm" svg:height="2.752cm" svg:x="0.635cm" svg:y="0cm" presentation:class="title" presentation:placeholder="true">
        <draw:text-box/>
      </draw:frame>
      <draw:frame presentation:style-name="Default-outline1" draw:layer="backgroundobjects" svg:width="24.765cm" svg:height="14.817cm" svg:x="0.634cm" svg:y="3.174cm" presentation:class="outline" presentation:placeholder="true">
        <draw:text-box/>
      </draw:frame>
      <draw:g>
        <draw:custom-shape draw:style-name="Mgr5" draw:text-style-name="MP7" draw:layer="backgroundobjects" svg:width="0.288cm" svg:height="0.255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288cm" svg:height="0.255cm" svg:x="23.052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288cm" svg:height="0.255cm" svg:x="23.45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288cm" svg:height="0.255cm" svg:x="22.648cm" svg:y="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288cm" svg:height="0.255cm" svg:x="23.052cm" svg:y="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288cm" svg:height="0.255cm" svg:x="23.456cm" svg:y="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288cm" svg:height="0.255cm" svg:x="23.86cm" svg:y="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288cm" svg:height="0.255cm" svg:x="22.648cm" svg:y="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288cm" svg:height="0.255cm" svg:x="23.052cm" svg:y="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288cm" svg:height="0.255cm" svg:x="23.456cm" svg:y="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288cm" svg:height="0.255cm" svg:x="23.86cm" svg:y="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288cm" svg:height="0.255cm" svg:x="24.264cm" svg:y="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draw:layer="backgroundobjects" svg:width="0.288cm" svg:height="0.255cm" svg:x="22.648cm" svg:y="1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288cm" svg:height="0.255cm" svg:x="23.052cm" svg:y="1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288cm" svg:height="0.255cm" svg:x="23.456cm" svg:y="1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288cm" svg:height="0.255cm" svg:x="23.86cm" svg:y="1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288cm" svg:height="0.255cm" svg:x="22.648cm" svg:y="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288cm" svg:height="0.255cm" svg:x="23.052cm" svg:y="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288cm" svg:height="0.255cm" svg:x="23.456cm" svg:y="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288cm" svg:height="0.255cm" svg:x="23.86cm" svg:y="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draw:layer="backgroundobjects" svg:width="0.288cm" svg:height="0.255cm" svg:x="24.264cm" svg:y="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draw:layer="backgroundobjects" svg:width="0.288cm" svg:height="0.255cm" svg:x="22.648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288cm" svg:height="0.255cm" svg:x="23.052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288cm" svg:height="0.255cm" svg:x="23.45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draw:layer="backgroundobjects" svg:width="0.288cm" svg:height="0.255cm" svg:x="23.8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288cm" svg:height="0.254cm" svg:x="22.648cm" svg:y="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288cm" svg:height="0.254cm" svg:x="23.052cm" svg:y="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draw:layer="backgroundobjects" svg:width="0.288cm" svg:height="0.254cm" svg:x="23.456cm" svg:y="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draw:layer="backgroundobjects" svg:width="0.288cm" svg:height="0.254cm" svg:x="23.86cm" svg:y="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draw:layer="backgroundobjects" svg:width="0.288cm" svg:height="0.254cm" svg:x="23.052cm" svg:y="2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draw:layer="backgroundobjects" svg:width="0.288cm" svg:height="0.254cm" svg:x="23.86cm" svg:y="2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name="Rectangle 6" draw:style-name="Mgr9" draw:text-style-name="MP12" draw:layer="backgroundobjects" svg:width="25.4cm" svg:height="0.847cm" svg:x="0cm" svg:y="0cm">
        <text:list text:style-name="ML1">
          <text:list-header>
            <text:p text:style-name="MP11"><text:span text:style-name="MT2">Re-use permitted when acknowledging the original © Stavros Harizopoulos, Daniel Abadi, Peter Boncz (2009) 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draw:style-name="Mgr2" draw:text-style-name="MP3" draw:layer="backgroundobjects" svg:width="8.44cm" svg:height="1.292cm" svg:x="0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44cm" svg:height="1.292cm" svg:x="11.02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912cm" svg:height="9.684cm" svg:x="3.281cm" svg:y="1.936cm" presentation:class="page"/>
        <draw:frame presentation:style-name="Default-notes" draw:layer="backgroundobjects" svg:width="15.575cm" svg:height="11.619cm" svg:x="1.948cm" svg:y="12.267cm" presentation:class="notes" presentation:placeholder="true">
          <draw:text-box/>
        </draw:frame>
        <draw:frame draw:style-name="Mgr3" draw:text-style-name="MP3" draw:layer="backgroundobjects" svg:width="8.44cm" svg:height="1.292cm" svg:x="0cm" svg:y="24.527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44cm" svg:height="1.292cm" svg:x="11.029cm" svg:y="24.527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style-name="Mgr4" draw:text-style-name="MP6" draw:layer="backgroundobjects" svg:x1="20.32cm" svg:y1="2.963cm" svg:x2="20.32cm" svg:y2="15.452cm">
        <text:p/>
      </draw:line>
      <draw:frame presentation:style-name="Title1-title" draw:layer="backgroundobjects" svg:width="18.838cm" svg:height="5.927cm" svg:x="0.878cm" svg:y="1.295cm" presentation:class="title" presentation:placeholder="true">
        <draw:text-box/>
      </draw:frame>
      <draw:frame presentation:style-name="Title1-subtitle" draw:layer="backgroundobjects" svg:width="17.357cm" svg:height="6.562cm" svg:x="2.358cm" svg:y="8.471cm" presentation:class="subtitle" presentation:placeholder="true">
        <draw:text-box/>
      </draw:frame>
      <draw:g>
        <draw:custom-shape draw:style-name="Mgr10" draw:text-style-name="MP7" draw:layer="backgroundobjects" svg:width="0.559cm" svg:height="0.56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7" draw:layer="backgroundobjects" svg:width="0.559cm" svg:height="0.56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7" draw:layer="backgroundobjects" svg:width="0.559cm" svg:height="0.56cm" svg:x="22.392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7" draw:layer="backgroundobjects" svg:width="0.559cm" svg:height="0.56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7" draw:layer="backgroundobjects" svg:width="0.559cm" svg:height="0.56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7" draw:layer="backgroundobjects" svg:width="0.559cm" svg:height="0.56cm" svg:x="22.39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8" draw:layer="backgroundobjects" svg:width="0.559cm" svg:height="0.56cm" svg:x="23.181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7" draw:layer="backgroundobjects" svg:width="0.559cm" svg:height="0.56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7" draw:layer="backgroundobjects" svg:width="0.559cm" svg:height="0.56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8" draw:layer="backgroundobjects" svg:width="0.559cm" svg:height="0.56cm" svg:x="22.39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8" draw:layer="backgroundobjects" svg:width="0.559cm" svg:height="0.56cm" svg:x="23.18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9" draw:layer="backgroundobjects" svg:width="0.559cm" svg:height="0.56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7" draw:layer="backgroundobjects" svg:width="0.559cm" svg:height="0.56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8" draw:layer="backgroundobjects" svg:width="0.559cm" svg:height="0.56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8" draw:layer="backgroundobjects" svg:width="0.559cm" svg:height="0.564cm" svg:x="22.39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9" draw:layer="backgroundobjects" svg:width="0.559cm" svg:height="0.564cm" svg:x="23.18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draw:layer="backgroundobjects" svg:width="0.559cm" svg:height="0.565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draw:layer="backgroundobjects" svg:width="0.559cm" svg:height="0.565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draw:layer="backgroundobjects" svg:width="0.559cm" svg:height="0.565cm" svg:x="22.39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draw:layer="backgroundobjects" svg:width="0.559cm" svg:height="0.565cm" svg:x="23.18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draw:layer="backgroundobjects" svg:width="0.559cm" svg:height="0.565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8" draw:layer="backgroundobjects" svg:width="0.559cm" svg:height="0.56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9" draw:layer="backgroundobjects" svg:width="0.559cm" svg:height="0.56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9" draw:layer="backgroundobjects" svg:width="0.559cm" svg:height="0.56cm" svg:x="22.39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0" draw:layer="backgroundobjects" svg:width="0.559cm" svg:height="0.56cm" svg:x="23.181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9" draw:layer="backgroundobjects" svg:width="0.559cm" svg:height="0.56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9" draw:layer="backgroundobjects" svg:width="0.559cm" svg:height="0.56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0" draw:layer="backgroundobjects" svg:width="0.559cm" svg:height="0.56cm" svg:x="22.39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0" draw:layer="backgroundobjects" svg:width="0.559cm" svg:height="0.56cm" svg:x="23.181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0" draw:layer="backgroundobjects" svg:width="0.559cm" svg:height="0.56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0" draw:layer="backgroundobjects" svg:width="0.559cm" svg:height="0.56cm" svg:x="23.181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20" draw:text-style-name="MP6" draw:layer="backgroundobjects" svg:x1="0.847cm" svg:y1="7.832cm" svg:x2="23.707cm" svg:y2="7.832cm">
        <text:p/>
      </draw:line>
      <draw:custom-shape draw:name="Rectangle 6" draw:style-name="Mgr9" draw:text-style-name="MP13" draw:layer="backgroundobjects" svg:width="25.4cm" svg:height="0.847cm" svg:x="0cm" svg:y="0cm">
        <text:list text:style-name="ML1">
          <text:list-header>
            <text:p text:style-name="MP2"><text:span text:style-name="MT4">Re-use permitted when acknowledging the original © Stavros Harizopoulos, Daniel Abadi, Peter Boncz (2009) 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presentation:style-name="Mpr1" draw:text-style-name="MP3" draw:layer="backgroundobjects" svg:width="8.44cm" svg:height="1.292cm" svg:x="0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1" draw:text-style-name="MP5" draw:layer="backgroundobjects" svg:width="8.44cm" svg:height="1.292cm" svg:x="11.02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912cm" svg:height="9.684cm" svg:x="3.281cm" svg:y="1.936cm" presentation:class="page"/>
        <draw:frame presentation:style-name="Title1-notes" draw:layer="backgroundobjects" svg:width="15.575cm" svg:height="11.619cm" svg:x="1.948cm" svg:y="12.267cm" presentation:class="notes" presentation:placeholder="true">
          <draw:text-box/>
        </draw:frame>
        <draw:frame presentation:style-name="Mpr2" draw:text-style-name="MP3" draw:layer="backgroundobjects" svg:width="8.44cm" svg:height="1.292cm" svg:x="0cm" svg:y="24.527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2" draw:text-style-name="MP5" draw:layer="backgroundobjects" svg:width="8.44cm" svg:height="1.292cm" svg:x="11.029cm" svg:y="24.527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Line 2" draw:style-name="Mgr4" draw:text-style-name="MP6" draw:layer="backgroundobjects" svg:x1="20.32cm" svg:y1="2.963cm" svg:x2="20.32cm" svg:y2="15.452cm">
        <text:p/>
      </draw:line>
      <draw:g draw:name="Group 8">
        <draw:custom-shape draw:name="Oval 9" draw:style-name="Mgr21" draw:text-style-name="MP14" draw:layer="backgroundobjects" svg:width="0.559cm" svg:height="0.56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Mgr21" draw:text-style-name="MP14" draw:layer="backgroundobjects" svg:width="0.559cm" svg:height="0.56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Mgr21" draw:text-style-name="MP14" draw:layer="backgroundobjects" svg:width="0.559cm" svg:height="0.56cm" svg:x="22.392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Mgr21" draw:text-style-name="MP14" draw:layer="backgroundobjects" svg:width="0.559cm" svg:height="0.56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Mgr21" draw:text-style-name="MP14" draw:layer="backgroundobjects" svg:width="0.559cm" svg:height="0.56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Mgr21" draw:text-style-name="MP14" draw:layer="backgroundobjects" svg:width="0.559cm" svg:height="0.56cm" svg:x="22.39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Mgr22" draw:text-style-name="MP15" draw:layer="backgroundobjects" svg:width="0.559cm" svg:height="0.56cm" svg:x="23.181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Mgr21" draw:text-style-name="MP14" draw:layer="backgroundobjects" svg:width="0.559cm" svg:height="0.56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Mgr21" draw:text-style-name="MP14" draw:layer="backgroundobjects" svg:width="0.559cm" svg:height="0.56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Mgr22" draw:text-style-name="MP15" draw:layer="backgroundobjects" svg:width="0.559cm" svg:height="0.56cm" svg:x="22.39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Mgr22" draw:text-style-name="MP15" draw:layer="backgroundobjects" svg:width="0.559cm" svg:height="0.56cm" svg:x="23.18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Mgr23" draw:text-style-name="MP16" draw:layer="backgroundobjects" svg:width="0.559cm" svg:height="0.56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Mgr24" draw:text-style-name="MP14" draw:layer="backgroundobjects" svg:width="0.559cm" svg:height="0.56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Mgr25" draw:text-style-name="MP15" draw:layer="backgroundobjects" svg:width="0.559cm" svg:height="0.56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Mgr25" draw:text-style-name="MP15" draw:layer="backgroundobjects" svg:width="0.559cm" svg:height="0.564cm" svg:x="22.39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Mgr26" draw:text-style-name="MP16" draw:layer="backgroundobjects" svg:width="0.559cm" svg:height="0.564cm" svg:x="23.18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Mgr27" draw:text-style-name="MP15" draw:layer="backgroundobjects" svg:width="0.559cm" svg:height="0.565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Mgr27" draw:text-style-name="MP15" draw:layer="backgroundobjects" svg:width="0.559cm" svg:height="0.565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Mgr28" draw:text-style-name="MP16" draw:layer="backgroundobjects" svg:width="0.559cm" svg:height="0.565cm" svg:x="22.39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Mgr28" draw:text-style-name="MP16" draw:layer="backgroundobjects" svg:width="0.559cm" svg:height="0.565cm" svg:x="23.18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Mgr29" draw:text-style-name="MP17" draw:layer="backgroundobjects" svg:width="0.559cm" svg:height="0.565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Mgr22" draw:text-style-name="MP15" draw:layer="backgroundobjects" svg:width="0.559cm" svg:height="0.56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Mgr23" draw:text-style-name="MP16" draw:layer="backgroundobjects" svg:width="0.559cm" svg:height="0.56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Mgr23" draw:text-style-name="MP16" draw:layer="backgroundobjects" svg:width="0.559cm" svg:height="0.56cm" svg:x="22.39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3" draw:style-name="Mgr30" draw:text-style-name="MP17" draw:layer="backgroundobjects" svg:width="0.559cm" svg:height="0.56cm" svg:x="23.181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4" draw:style-name="Mgr23" draw:text-style-name="MP16" draw:layer="backgroundobjects" svg:width="0.559cm" svg:height="0.56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Mgr23" draw:text-style-name="MP16" draw:layer="backgroundobjects" svg:width="0.559cm" svg:height="0.56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Mgr30" draw:text-style-name="MP17" draw:layer="backgroundobjects" svg:width="0.559cm" svg:height="0.56cm" svg:x="22.39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Mgr30" draw:text-style-name="MP17" draw:layer="backgroundobjects" svg:width="0.559cm" svg:height="0.56cm" svg:x="23.181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Mgr30" draw:text-style-name="MP17" draw:layer="backgroundobjects" svg:width="0.559cm" svg:height="0.56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Mgr30" draw:text-style-name="MP17" draw:layer="backgroundobjects" svg:width="0.559cm" svg:height="0.56cm" svg:x="23.181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name="Line 40" draw:style-name="Mgr20" draw:text-style-name="MP6" draw:layer="backgroundobjects" svg:x1="0.847cm" svg:y1="7.832cm" svg:x2="23.707cm" svg:y2="7.832cm">
        <text:p/>
      </draw:line>
      <draw:frame presentation:style-name="Title2-title" draw:layer="backgroundobjects" svg:width="21.59cm" svg:height="2.752cm" svg:x="0.635cm" svg:y="0cm" presentation:class="title" presentation:placeholder="true">
        <draw:text-box/>
      </draw:frame>
      <draw:frame presentation:style-name="Title2-outline1" draw:layer="backgroundobjects" svg:width="24.765cm" svg:height="14.817cm" svg:x="0.634cm" svg:y="3.174cm" presentation:class="outline" presentation:placeholder="true">
        <draw:text-box/>
      </draw:frame>
      <draw:custom-shape draw:name="Rectangle 6" draw:style-name="Mgr9" draw:text-style-name="MP13" draw:layer="backgroundobjects" svg:width="25.4cm" svg:height="0.847cm" svg:x="0cm" svg:y="0cm">
        <text:list text:style-name="ML1">
          <text:list-header>
            <text:p text:style-name="MP2"><text:span text:style-name="MT4">Re-use permitted when acknowledging the original © Stavros Harizopoulos, Daniel Abadi, Peter Boncz (2009) 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presentation:style-name="Mpr3" draw:text-style-name="MP3" draw:layer="backgroundobjects" svg:width="8.44cm" svg:height="1.292cm" svg:x="0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3" draw:text-style-name="MP5" draw:layer="backgroundobjects" svg:width="8.44cm" svg:height="1.292cm" svg:x="11.02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912cm" svg:height="9.684cm" svg:x="3.281cm" svg:y="1.936cm" presentation:class="page"/>
        <draw:frame presentation:style-name="Title2-notes" draw:layer="backgroundobjects" svg:width="15.575cm" svg:height="11.619cm" svg:x="1.948cm" svg:y="12.267cm" presentation:class="notes" presentation:placeholder="true">
          <draw:text-box/>
        </draw:frame>
        <draw:frame presentation:style-name="Mpr4" draw:text-style-name="MP3" draw:layer="backgroundobjects" svg:width="8.44cm" svg:height="1.292cm" svg:x="0cm" svg:y="24.527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4" draw:text-style-name="MP5" draw:layer="backgroundobjects" svg:width="8.44cm" svg:height="1.292cm" svg:x="11.029cm" svg:y="24.527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Line 2" draw:style-name="Mgr4" draw:text-style-name="MP6" draw:layer="backgroundobjects" svg:x1="22.013cm" svg:y1="0.423cm" svg:x2="22.013cm" svg:y2="3.175cm">
        <text:p/>
      </draw:line>
      <draw:frame presentation:style-name="Title3-title" draw:layer="backgroundobjects" svg:width="21.59cm" svg:height="2.752cm" svg:x="0.635cm" svg:y="0cm" presentation:class="title" presentation:placeholder="true">
        <draw:text-box/>
      </draw:frame>
      <draw:frame presentation:style-name="Title3-outline1" draw:layer="backgroundobjects" svg:width="24.765cm" svg:height="14.817cm" svg:x="0.634cm" svg:y="3.174cm" presentation:class="outline" presentation:placeholder="true">
        <draw:text-box/>
      </draw:frame>
      <draw:g draw:name="Group 8">
        <draw:custom-shape draw:name="Oval 9" draw:style-name="Mgr31" draw:text-style-name="MP14" draw:layer="backgroundobjects" svg:width="0.285cm" svg:height="0.255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Mgr31" draw:text-style-name="MP14" draw:layer="backgroundobjects" svg:width="0.278cm" svg:height="0.255cm" svg:x="23.052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Mgr31" draw:text-style-name="MP14" draw:layer="backgroundobjects" svg:width="0.296cm" svg:height="0.255cm" svg:x="23.45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Mgr31" draw:text-style-name="MP14" draw:layer="backgroundobjects" svg:width="0.285cm" svg:height="0.255cm" svg:x="22.648cm" svg:y="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Mgr31" draw:text-style-name="MP14" draw:layer="backgroundobjects" svg:width="0.278cm" svg:height="0.255cm" svg:x="23.052cm" svg:y="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Mgr31" draw:text-style-name="MP14" draw:layer="backgroundobjects" svg:width="0.296cm" svg:height="0.255cm" svg:x="23.456cm" svg:y="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Mgr32" draw:text-style-name="MP15" draw:layer="backgroundobjects" svg:width="0.284cm" svg:height="0.255cm" svg:x="23.86cm" svg:y="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Mgr31" draw:text-style-name="MP14" draw:layer="backgroundobjects" svg:width="0.285cm" svg:height="0.255cm" svg:x="22.648cm" svg:y="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Mgr31" draw:text-style-name="MP14" draw:layer="backgroundobjects" svg:width="0.278cm" svg:height="0.255cm" svg:x="23.052cm" svg:y="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Mgr32" draw:text-style-name="MP15" draw:layer="backgroundobjects" svg:width="0.296cm" svg:height="0.255cm" svg:x="23.456cm" svg:y="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Mgr32" draw:text-style-name="MP15" draw:layer="backgroundobjects" svg:width="0.284cm" svg:height="0.255cm" svg:x="23.86cm" svg:y="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Mgr33" draw:text-style-name="MP16" draw:layer="backgroundobjects" svg:width="0.285cm" svg:height="0.255cm" svg:x="24.267cm" svg:y="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Mgr31" draw:text-style-name="MP14" draw:layer="backgroundobjects" svg:width="0.285cm" svg:height="0.251cm" svg:x="22.648cm" svg:y="1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Mgr32" draw:text-style-name="MP15" draw:layer="backgroundobjects" svg:width="0.278cm" svg:height="0.251cm" svg:x="23.052cm" svg:y="1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Mgr32" draw:text-style-name="MP15" draw:layer="backgroundobjects" svg:width="0.296cm" svg:height="0.251cm" svg:x="23.456cm" svg:y="1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Mgr33" draw:text-style-name="MP16" draw:layer="backgroundobjects" svg:width="0.284cm" svg:height="0.251cm" svg:x="23.86cm" svg:y="1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Mgr32" draw:text-style-name="MP15" draw:layer="backgroundobjects" svg:width="0.285cm" svg:height="0.252cm" svg:x="22.648cm" svg:y="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Mgr32" draw:text-style-name="MP15" draw:layer="backgroundobjects" svg:width="0.278cm" svg:height="0.252cm" svg:x="23.052cm" svg:y="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Mgr33" draw:text-style-name="MP16" draw:layer="backgroundobjects" svg:width="0.296cm" svg:height="0.252cm" svg:x="23.456cm" svg:y="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Mgr33" draw:text-style-name="MP16" draw:layer="backgroundobjects" svg:width="0.284cm" svg:height="0.252cm" svg:x="23.86cm" svg:y="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Mgr34" draw:text-style-name="MP17" draw:layer="backgroundobjects" svg:width="0.285cm" svg:height="0.252cm" svg:x="24.267cm" svg:y="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Mgr32" draw:text-style-name="MP15" draw:layer="backgroundobjects" svg:width="0.285cm" svg:height="0.255cm" svg:x="22.648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Mgr33" draw:text-style-name="MP16" draw:layer="backgroundobjects" svg:width="0.278cm" svg:height="0.255cm" svg:x="23.052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Mgr33" draw:text-style-name="MP16" draw:layer="backgroundobjects" svg:width="0.296cm" svg:height="0.255cm" svg:x="23.456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3" draw:style-name="Mgr34" draw:text-style-name="MP17" draw:layer="backgroundobjects" svg:width="0.284cm" svg:height="0.255cm" svg:x="23.86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4" draw:style-name="Mgr33" draw:text-style-name="MP16" draw:layer="backgroundobjects" svg:width="0.285cm" svg:height="0.254cm" svg:x="22.648cm" svg:y="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Mgr33" draw:text-style-name="MP16" draw:layer="backgroundobjects" svg:width="0.278cm" svg:height="0.254cm" svg:x="23.052cm" svg:y="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Mgr34" draw:text-style-name="MP17" draw:layer="backgroundobjects" svg:width="0.296cm" svg:height="0.254cm" svg:x="23.456cm" svg:y="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Mgr34" draw:text-style-name="MP17" draw:layer="backgroundobjects" svg:width="0.284cm" svg:height="0.254cm" svg:x="23.86cm" svg:y="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Mgr34" draw:text-style-name="MP17" draw:layer="backgroundobjects" svg:width="0.278cm" svg:height="0.254cm" svg:x="23.052cm" svg:y="2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Mgr34" draw:text-style-name="MP17" draw:layer="backgroundobjects" svg:width="0.284cm" svg:height="0.254cm" svg:x="23.86cm" svg:y="2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name="Rectangle 6" draw:style-name="Mgr9" draw:text-style-name="MP13" draw:layer="backgroundobjects" svg:width="25.4cm" svg:height="0.847cm" svg:x="0cm" svg:y="0cm">
        <text:list text:style-name="ML1">
          <text:list-header>
            <text:p text:style-name="MP2"><text:span text:style-name="MT4">Re-use permitted when acknowledging the original © Stavros Harizopoulos, Daniel Abadi, Peter Boncz (2009) 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presentation:style-name="Mpr5" draw:text-style-name="MP3" draw:layer="backgroundobjects" svg:width="8.44cm" svg:height="1.292cm" svg:x="0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5" draw:text-style-name="MP5" draw:layer="backgroundobjects" svg:width="8.44cm" svg:height="1.292cm" svg:x="11.02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912cm" svg:height="9.684cm" svg:x="3.281cm" svg:y="1.936cm" presentation:class="page"/>
        <draw:frame presentation:style-name="Title3-notes" draw:layer="backgroundobjects" svg:width="15.575cm" svg:height="11.619cm" svg:x="1.948cm" svg:y="12.267cm" presentation:class="notes" presentation:placeholder="true">
          <draw:text-box/>
        </draw:frame>
        <draw:frame presentation:style-name="Mpr6" draw:text-style-name="MP3" draw:layer="backgroundobjects" svg:width="8.44cm" svg:height="1.292cm" svg:x="0cm" svg:y="24.527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6" draw:text-style-name="MP5" draw:layer="backgroundobjects" svg:width="8.44cm" svg:height="1.292cm" svg:x="11.029cm" svg:y="24.527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draw:frame presentation:style-name="Mpr7" draw:text-style-name="MP19" draw:layer="backgroundobjects" svg:width="5.917cm" svg:height="1.313cm" svg:x="1.27cm" svg:y="17.354cm" presentation:class="date-time">
        <draw:text-box>
          <text:p text:style-name="MP18"><text:span text:style-name="MT5"><presentation:date-time/></text:span></text:p>
        </draw:text-box>
      </draw:frame>
      <draw:frame presentation:style-name="Mpr7" draw:text-style-name="MP21" draw:layer="backgroundobjects" svg:width="8.05cm" svg:height="1.313cm" svg:x="8.686cm" svg:y="17.354cm" presentation:class="footer">
        <draw:text-box>
          <text:p text:style-name="MP20"><text:span text:style-name="MT5"><presentation:footer/></text:span></text:p>
        </draw:text-box>
      </draw:frame>
      <draw:frame presentation:style-name="Mpr7" draw:text-style-name="MP23" draw:layer="backgroundobjects" svg:width="5.917cm" svg:height="1.313cm" svg:x="18.211cm" svg:y="17.354cm" presentation:class="page-number">
        <draw:text-box>
          <text:p text:style-name="MP22"><text:span text:style-name="MT5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908cm" svg:height="9.681cm" svg:x="3.28cm" svg:y="1.962cm" presentation:class="page"/>
        <draw:frame presentation:style-name="Default_20_1-notes" draw:layer="backgroundobjects" svg:width="15.575cm" svg:height="11.618cm" svg:x="1.947cm" svg:y="12.264cm" presentation:class="notes" presentation:placeholder="true">
          <draw:text-box/>
        </draw:frame>
        <draw:frame presentation:style-name="Mpr8" draw:text-style-name="MP19" draw:layer="backgroundobjects" svg:width="8.448cm" svg:height="1.29cm" svg:x="0cm" svg:y="0cm" presentation:class="header">
          <draw:text-box>
            <text:p text:style-name="MP18"><text:span text:style-name="MT5"><presentation:header/></text:span></text:p>
          </draw:text-box>
        </draw:frame>
        <draw:frame presentation:style-name="Mpr8" draw:text-style-name="MP23" draw:layer="backgroundobjects" svg:width="8.448cm" svg:height="1.29cm" svg:x="11.021cm" svg:y="0cm" presentation:class="date-time">
          <draw:text-box>
            <text:p text:style-name="MP22"><text:span text:style-name="MT5"><presentation:date-time/></text:span></text:p>
          </draw:text-box>
        </draw:frame>
        <draw:frame presentation:style-name="Mpr9" draw:text-style-name="MP19" draw:layer="backgroundobjects" svg:width="8.448cm" svg:height="1.29cm" svg:x="0cm" svg:y="24.529cm" presentation:class="footer">
          <draw:text-box>
            <text:p text:style-name="MP18"><text:span text:style-name="MT5"><presentation:footer/></text:span></text:p>
          </draw:text-box>
        </draw:frame>
        <draw:frame presentation:style-name="Mpr9" draw:text-style-name="MP23" draw:layer="backgroundobjects" svg:width="8.448cm" svg:height="1.29cm" svg:x="11.021cm" svg:y="24.529cm" presentation:class="page-number">
          <draw:text-box>
            <text:p text:style-name="MP22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olumn-Oriented Database Systems</dc:title>
    <meta:initial-creator>Peter Boncz</meta:initial-creator>
    <meta:creation-date>2009-07-28T00:04:05.919000000</meta:creation-date>
    <dc:date>2020-10-05T22:10:24.860743807</dc:date>
    <meta:editing-cycles>86</meta:editing-cycles>
    <meta:editing-duration>P3DT22H55M53S</meta:editing-duration>
    <meta:generator>LibreOffice/6.4.5.2$Linux_X86_64 LibreOffice_project/40$Build-2</meta:generator>
    <meta:document-statistic meta:object-count="206"/>
  </office:meta>
</office:document-meta>
</file>